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background-color="#ff00ff"/>
    </style:style>
    <style:style style:name="P2" style:family="paragraph" style:parent-style-name="Standard">
      <style:text-properties style:text-line-through-style="solid" style:text-underline-style="none" style:text-overline-style="none" style:text-overline-color="font-color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background-color="#ff00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T1" style:family="text">
      <style:text-properties fo:background-color="#ffff00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默认段落字体"><text:span text:style-name="T1">1.</text:span></text:span><text:span text:style-name="默认段落字体"><text:span text:style-name="T1">项目中的编号需要人工编码还是自动添加？仅为唯一标识码还是需要特殊含义</text:span></text:span><text:span text:style-name="默认段落字体"><text:span text:style-name="T1">(ex: NK-CITS-F1401)</text:span></text:span><text:span text:style-name="默认段落字体"><text:span text:style-name="T1">？</text:span></text:span></text:p>
      <text:p text:style-name="Standard"/>
      <text:p text:style-name="Standard"><text:span text:style-name="默认段落字体"><text:span text:style-name="T1">2.</text:span></text:span><text:span text:style-name="默认段落字体"><text:span text:style-name="T1">项目中，联系人一项的角色是怎样的？</text:span></text:span>(任意单位 or 确定范围的单位)</text:p>
      <text:p text:style-name="Standard"/>
      <text:p text:style-name="Standard"><text:span text:style-name="默认段落字体"><text:span text:style-name="T1">3.</text:span></text:span><text:span text:style-name="默认段落字体"><text:span text:style-name="T1">资金中，经手人的范围是否固定？</text:span></text:span></text:p>
      <text:p text:style-name="Standard"/>
      <text:p text:style-name="P1">4.资金流的频度大概是多少？</text:p>
      <text:p text:style-name="Standard"/>
      <text:p text:style-name="Standard">5.已捐和潜在是否需要分别对待？（在对待两者的资料信息上有什么差别？）</text:p>
      <text:p text:style-name="Standard"/>
      <text:p text:style-name="Standard"><text:span text:style-name="默认段落字体"><text:span text:style-name="T1">6.</text:span></text:span><text:span text:style-name="默认段落字体"><text:span text:style-name="T1">资金是否会出现小数？</text:span></text:span></text:p>
      <text:p text:style-name="Standard"/>
      <text:p text:style-name="Standard"><text:span text:style-name="默认段落字体"><text:span text:style-name="T1">7.</text:span></text:span><text:span text:style-name="默认段落字体"><text:span text:style-name="T1">项目以及其他资金项目额度是否可以出现负数？</text:span></text:span></text:p>
      <text:p text:style-name="Standard"/>
      <text:p text:style-name="Standard"><text:span text:style-name="默认段落字体"><text:span text:style-name="T1">8.</text:span></text:span><text:span text:style-name="默认段落字体"><text:span text:style-name="T1">资金的流动形式有哪些？（除了支出</text:span></text:span><text:span text:style-name="默认段落字体"><text:span text:style-name="T1">/</text:span></text:span><text:span text:style-name="默认段落字体"><text:span text:style-name="T1">收入）</text:span></text:span></text:p>
      <text:p text:style-name="Standard"/>
      <text:p text:style-name="Standard"><text:span text:style-name="默认段落字体"><text:span text:style-name="T1">9.</text:span></text:span><text:span text:style-name="默认段落字体"><text:span text:style-name="T1">基金（奖学金）与项目是否是相同的概念？</text:span></text:span></text:p>
      <text:p text:style-name="Standard"/>
      <text:p text:style-name="Standard"><text:span text:style-name="默认段落字体"><text:span text:style-name="T1">10.</text:span></text:span><text:span text:style-name="默认段落字体"><text:span text:style-name="T1">项目的创建人是一个什么样的概念？</text:span></text:span></text:p>
      <text:p text:style-name="Standard"/>
      <text:p text:style-name="Standard"><text:span text:style-name="默认段落字体"><text:span text:style-name="T1">11.</text:span></text:span><text:span text:style-name="默认段落字体"><text:span text:style-name="T1">项目的级别是怎样的概念？</text:span></text:span></text:p>
      <text:p text:style-name="Standard"/>
      <text:p text:style-name="Standard">12.捐款分次支付是怎样的？</text:p>
      <text:p text:style-name="Standard"/>
      <text:p text:style-name="Standard">13.客户间来往的详情需要具体到如何？（需要分类么？）</text:p>
      <text:p text:style-name="Standard"/>
      <text:p text:style-name="Standard">14.专员和客户之间的关系是怎样的？（一个客户只由一个专员负责 or 可能由多个专员负责 ）</text:p>
      <text:p text:style-name="Standard"/>
      <text:p text:style-name="Standard">15.对于个人资料有频繁搜索的需求么？（扩展资料 用二进制格式 增加灵活性）</text:p>
      <text:p text:style-name="Standard"/>
      <text:p text:style-name="Standard">16.请给出个人客户，企业客户，组织客户三者通常分别都有哪些资料信息项？</text:p>
      <text:p text:style-name="Standard"/>
      <text:p text:style-name="P1">17.捐赠方式和捐资类型有什么差别？</text:p>
      <text:p text:style-name="Standard"/>
      <text:p text:style-name="Standard">18.使用记录中的文件是干什么用的？</text:p>
      <text:p text:style-name="Standard"/>
      <text:p text:style-name="Standard">19.使用记录的用途是否有确定范围？</text:p>
      <text:p text:style-name="Standard"/>
      <text:p text:style-name="Standard">20.将 是否结项 扩展为 项目状态</text:p>
      <text:p text:style-name="Standard"><text:soft-page-break/></text:p>
      <text:p text:style-name="P2">21.创建单位与客户之间的交集和差异？（公司、数学研究所） <text:span text:style-name="T2">=&gt;7 </text:span></text:p>
      <text:p text:style-name="Standard"/>
      <text:p text:style-name="Standard">22.评级仅仅是一个等级否？有添加额外信息的需要么？</text:p>
      <text:p text:style-name="Standard"/>
      <text:p text:style-name="Standard">23.客户专员与CMS这边的管理互通否？</text:p>
      <text:p text:style-name="Standard"/>
      <text:p text:style-name="P1">24.币种问题</text:p>
      <text:p text:style-name="P5"/>
      <text:p text:style-name="P6">25.用户们的电脑环境是怎样的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WenQuanYi Zen 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DarFux</meta:initial-creator>
    <dc:creator>DarFux </dc:creator>
    <meta:creation-date>2014-03-05T20:15:00Z</meta:creation-date>
    <dc:date>2014-03-12T22:12:07</dc:date>
    <meta:editing-cycles>26</meta:editing-cycles>
    <meta:editing-duration>P0D</meta:editing-duration>
    <meta:document-statistic meta:table-count="0" meta:image-count="0" meta:object-count="0" meta:page-count="2" meta:paragraph-count="25" meta:word-count="51" meta:character-count="606" meta:non-whitespace-character-count="593"/>
    <meta:template xlink:type="simple" xlink:actuate="onRequest" xlink:title="" xlink:href="Normal.dotm"/>
  </office:meta>
</office:document-meta>
</file>